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4" style:family="paragraph">
      <style:paragraph-properties fo:text-align="justify" fo:margin-top="0pt" fo:margin-bottom="0pt" fo:text-indent="0pt"/>
    </style:style>
    <style:style style:name="c5" style:family="text">
      <style:text-properties fo:font-weight="bold" fo:font-family="Sans"/>
    </style:style>
    <style:style style:name="c6" style:family="text">
      <style:text-properties fo:font-family="Sans"/>
    </style:style>
    <style:style style:name="c7" style:family="text">
      <style:text-properties fo:font-style="italic" fo:font-family="Sans"/>
    </style:style>
    <style:style style:name="c8" style:family="text">
      <style:text-properties fo:font-family="Sans"/>
    </style:style>
    <style:style style:name="c9" style:family="text">
      <style:text-properties fo:font-style="italic" fo:font-family="Sans"/>
    </style:style>
  </office:automatic-styles>
  <office:body>
    <office:text>
      <text:p text:style-name="p4"><text:span text:style-name="c0">PREPARATORY</text:span></text:p>
      <text:p text:style-name="p4"><text:span text:style-name="c0">SUBJECT: Lords of Hyperglory - Megavengeance Unleashed -Ultrafire Apocalypse</text:span></text:p>
      <text:p text:style-name="p4"><text:span text:style-name="c0">##</text:span></text:p>
      <text:p text:style-name="p4"><text:span text:style-name="c0">CHARACTERS:</text:span></text:p>
      <text:p text:style-name="p4"><text:span text:style-name="c0"><text:tab/></text:span><text:span text:style-name="c9">tempname: HOOTZ</text:span></text:p>
      <text:p text:style-name="p4"><text:span text:style-name="c0"><text:tab/>A </text:span><text:span text:style-name="c5">movie actor</text:span><text:span text:style-name="c6"> who is super good at fighting because he has trained for his movie roles, learning how to shoot, fence and ride a horse. He is the lead of the most famous movie of all time, </text:span><text:span text:style-name="c5">Bulletwar,</text:span><text:span text:style-name="c6"> in which the set was attacked by terrorists and he killed them onscreen while the camera was rolling, and they made it a part of the plot. </text:span></text:p>
      <text:p text:style-name="p4"><text:span text:style-name="c6"><text:tab/></text:span><text:span text:style-name="c7">tempname: DAN</text:span></text:p>
      <text:p text:style-name="p4"><text:span text:style-name="c6"><text:tab/>An </text:span><text:span text:style-name="c5">astronaut </text:span><text:span text:style-name="c6">who is a master of interspecies martial arts. He was trained at the </text:span><text:span text:style-name="c5">NASA Dojo</text:span><text:span text:style-name="c6"> where they didn’t know what kind of aliens were out there or if First Contact was going to be violent or dangerous, so NASA developed...</text:span><text:span text:style-name="c5">space karate / Inter-fu / xeno-fu / XQC.</text:span><text:span text:style-name="c6"> </text:span></text:p>
      <text:p text:style-name="p4"><text:span text:style-name="c6"><text:tab/></text:span><text:span text:style-name="c7">tempname: NEKRO</text:span></text:p>
      <text:p text:style-name="p4"><text:span text:style-name="c6"><text:tab/>An </text:span><text:span text:style-name="c5">evil necromancer</text:span><text:span text:style-name="c6"> who can bring people back from the dead. At one point, he ressurects </text:span><text:span text:style-name="c5">literally Hitler. </text:span><text:span text:style-name="c6">Then the hero has a duel with him on a space elevator, I think. The scene plays out so that the hero has been hunting this particular baddie for a while, and only then does he catch a glimpse of his face. And he goes </text:span><text:span text:style-name="c7">I recognized that face immediately.</text:span><text:span text:style-name="c8"> </text:span><text:span text:style-name="c7">It had been the subject of a thousand historical documentaries, of videogames and movies. The man in the exosuit with the katana in one hand was literally Hitler.</text:span></text:p>
      <text:p text:style-name="p4"><text:span text:style-name="c0">##</text:span></text:p>
      <text:p text:style-name="p4"><text:span text:style-name="c0">PLOT:</text:span></text:p>
      <text:p text:style-name="p4"/>
      <text:p text:style-name="p4"><text:span text:style-name="c0">##</text:span></text:p>
      <text:p text:style-name="p4"><text:span text:style-name="c0">SETTING:</text:span></text:p>
    </office:text>
  </office:body>
</office:document-content>
</file>